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4cm" fo:min-width="1.59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8cm" fo:min-width="5.69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9cm" fo:min-width="7.171cm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ahoma" style:font-family-generic="swiss" style:font-pitch="variable" fo:font-size="14pt" style:font-size-asian="14pt" style:font-size-complex="14pt"/>
    </style:style>
    <style:style style:name="P3" style:family="paragraph">
      <style:paragraph-properties fo:text-align="center"/>
      <style:text-properties fo:font-family="Tahoma" style:font-family-generic="swiss" style:font-pitch="variable" fo:font-size="10pt" style:font-size-asian="10pt" style:font-size-complex="10pt"/>
    </style:style>
    <style:style style:name="P4" style:family="paragraph">
      <style:text-properties fo:font-family="Tahoma" style:font-family-generic="swiss" style:font-pitch="variable"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text-properties fo:font-family="Tahoma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P8" style:family="paragraph">
      <style:paragraph-properties fo:text-align="start"/>
      <style:text-properties fo:font-family="Tahoma" style:font-family-generic="swiss" style:font-pitch="variable" fo:font-size="10pt" style:font-size-asian="10pt" style:font-size-complex="10pt"/>
    </style:style>
    <style:style style:name="T1" style:family="text">
      <style:text-properties fo:font-family="Tahoma" style:font-family-generic="swiss" style:font-pitch="variable"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0pt" style:font-size-asian="10pt" style:font-size-complex="10pt"/>
    </style:style>
    <style:style style:name="T3" style:family="text">
      <style:text-properties fo:color="#000000" style:text-outline="false" style:text-line-through-style="none" fo:font-family="Tahoma" style:font-family-generic="swiss" style:font-pitch="variable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Tahoma" style:font-family-generic="swiss" style:font-pitch="variable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" style:family="text">
      <style:text-properties fo:font-family="Tahom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Tahoma" style:font-family-generic="swiss" style:font-pitch="variable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family="Tahoma" style:font-family-generic="swiss" style:font-pitch="variable"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fo:font-family="Tahoma" style:font-family-generic="swiss" style:font-pitch="variable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514cm" svg:height="1.445cm" svg:x="3.72cm" svg:y="1.507cm">
          <draw:text-box>
            <text:p text:style-name="P1"><text:span text:style-name="T1">VOICE QUALITY/SPEAKER IDENTITY &amp; PROSODY CONVERSION</text:span></text:p>
            <text:p text:style-name="P1"><text:span text:style-name="T1">Major package: marytts.signalproc.adaptation</text:span></text:p>
          </draw:text-box>
        </draw:frame>
        <draw:g>
          <draw:connector draw:style-name="gr2" draw:text-style-name="P3" draw:layer="layout" draw:type="curve" svg:x1="8.2cm" svg:y1="13.25cm" svg:x2="7.9cm" svg:y2="20.3cm" draw:start-shape="id1" draw:start-glue-point="1" draw:end-shape="id2" draw:end-glue-point="1" svg:d="m8200 13250c751 0 901 7050-300 7050">
            <text:p/>
          </draw:connector>
          <draw:frame draw:style-name="gr3" draw:text-style-name="P4" draw:layer="layout" svg:width="2.225cm" svg:height="0.974cm" svg:x="3.8cm" svg:y="3.5cm">
            <draw:text-box>
              <text:p><text:span text:style-name="T1">Training</text:span></text:p>
            </draw:text-box>
          </draw:frame>
          <draw:frame draw:style-name="gr3" draw:text-style-name="P4" draw:layer="layout" svg:width="3.766cm" svg:height="0.974cm" svg:x="13.1cm" svg:y="3.5cm">
            <draw:text-box>
              <text:p><text:span text:style-name="T1">Transformation</text:span></text:p>
            </draw:text-box>
          </draw:frame>
          <draw:rect draw:style-name="gr4" draw:text-style-name="P3" draw:id="id6" draw:layer="layout" svg:width="7.6cm" svg:height="4.826cm" svg:x="4.9cm" svg:y="5.574cm">
            <text:p text:style-name="P1"><text:span text:style-name="T2">Feature extraction </text:span></text:p>
            <text:p text:style-name="P1"><text:span text:style-name="T2">(</text:span><text:span text:style-name="T3">BaselineFeatureExtractor):</text:span></text:p>
            <text:list text:style-name="L1">
              <text:list-item>
                <text:p text:style-name="P5"><text:span text:style-name="T3"><text:s/></text:span><text:span text:style-name="T3">LSFs </text:span></text:p>
                <text:p text:style-name="P5"><text:span text:style-name="T3"><text:s/></text:span><text:span text:style-name="T3">(signalproc.analysis.LsfAnalyser)</text:span></text:p>
              </text:list-item>
              <text:list-item>
                <text:p text:style-name="P5"><text:span text:style-name="T3"><text:s/></text:span><text:span text:style-name="T3">F0 (signalproc.analysis.</text:span></text:p>
                <text:p text:style-name="P1"><text:span text:style-name="T3"><text:s text:c="8"/></text:span><text:span text:style-name="T3">F0TrackerAutocorrelationHeuristic)</text:span></text:p>
              </text:list-item>
              <text:list-item>
                <text:p text:style-name="P5"><text:span text:style-name="T3"><text:s/></text:span><text:span text:style-name="T3">Duration(from labels)</text:span></text:p>
              </text:list-item>
              <text:list-item>
                <text:p text:style-name="P5"><text:span text:style-name="T3"><text:s/></text:span><text:span text:style-name="T3">Energy (signalproc.analysis.</text:span></text:p>
                <text:p text:style-name="P5"><text:span text:style-name="T3"><text:s text:c="16"/></text:span><text:span text:style-name="T3">EnergyContourRms)</text:span></text:p>
              </text:list-item>
              <text:list-item>
                <text:p text:style-name="P5"><text:span text:style-name="T3"><text:s/></text:span><text:span text:style-name="T3">MFCCs (from file, only if MFCC conversion)</text:span></text:p>
              </text:list-item>
            </text:list>
          </draw:rect>
          <draw:custom-shape draw:style-name="gr5" draw:text-style-name="P3" draw:id="id5" draw:layer="layout" svg:width="2.8cm" svg:height="1cm" svg:x="1.2cm" svg:y="6.374cm">
            <text:p text:style-name="P1"><text:span text:style-name="T2">Source wav &amp; </text:span></text:p>
            <text:p text:style-name="P1"><text:span text:style-name="T2">label file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3" draw:id="id7" draw:layer="layout" svg:width="3cm" svg:height="2cm" svg:x="1.1cm" svg:y="7.874cm">
            <text:p text:style-name="P1"><text:span text:style-name="T2">Target wav &amp; </text:span></text:p>
            <text:p text:style-name="P1"><text:span text:style-name="T2">label files</text:span></text:p>
            <text:p text:style-name="P1"><text:span text:style-name="T2">(Identical content </text:span></text:p>
            <text:p text:style-name="P1"><text:span text:style-name="T2">with source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3" draw:id="id3" draw:layer="layout" svg:width="3cm" svg:height="1.5cm" svg:x="16.6cm" svg:y="5.874cm">
            <text:p text:style-name="P1"><text:span text:style-name="T2">Input wav file</text:span></text:p>
            <text:p text:style-name="P1"><text:span text:style-name="T2">(from Source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2" draw:text-style-name="P3" draw:layer="layout" draw:type="curve" svg:x1="16.6cm" svg:y1="6.623cm" svg:x2="15.95cm" svg:y2="7.874cm" draw:start-shape="id3" draw:start-glue-point="5" draw:end-shape="id4" draw:end-glue-point="0" svg:d="m16600 6623c-434 0-650 417-650 1251">
            <text:p/>
          </draw:connector>
          <draw:connector draw:style-name="gr2" draw:text-style-name="P3" draw:layer="layout" draw:type="curve" svg:x1="4cm" svg:y1="6.873cm" svg:x2="4.9cm" svg:y2="7.987cm" draw:start-shape="id5" draw:start-glue-point="7" draw:end-shape="id6" draw:end-glue-point="3" svg:d="m4000 6873c676 0 227 1114 900 1114">
            <text:p/>
          </draw:connector>
          <draw:connector draw:style-name="gr2" draw:text-style-name="P3" draw:layer="layout" draw:type="curve" svg:x1="4.1cm" svg:y1="8.873cm" svg:x2="4.9cm" svg:y2="7.987cm" draw:start-shape="id7" draw:start-glue-point="7" draw:end-shape="id6" draw:end-glue-point="3" svg:d="m4100 8873c601 0 202-886 800-886">
            <text:p/>
          </draw:connector>
          <draw:rect draw:style-name="gr4" draw:text-style-name="P3" draw:id="id4" draw:layer="layout" svg:width="3.5cm" svg:height="1.5cm" svg:x="14.2cm" svg:y="7.874cm">
            <text:p text:style-name="P1"><text:span text:style-name="T2">Feature extraction</text:span></text:p>
            <text:p text:style-name="P1"><text:span text:style-name="T2">(</text:span><text:span text:style-name="T3">same as in training)</text:span></text:p>
          </draw:rect>
          <draw:rect draw:style-name="gr4" draw:text-style-name="P3" draw:id="id12" draw:layer="layout" svg:width="5.7cm" svg:height="3.3cm" svg:x="2.5cm" svg:y="15.4cm">
            <text:p text:style-name="P1"><text:span text:style-name="T4">Spectral mapping:</text:span></text:p>
            <text:p text:style-name="P1"><text:span text:style-name="T2">GMM </text:span></text:p>
            <text:p text:style-name="P1"><text:span text:style-name="T2">(JointGMMParallelTrainer)</text:span></text:p>
            <text:p text:style-name="P1"><text:span text:style-name="T2">or</text:span></text:p>
            <text:p text:style-name="P1"><text:span text:style-name="T2">Codebook/Frame </text:span></text:p>
            <text:p text:style-name="P1"><text:span text:style-name="T2">(WeightedCodebookParallelTrainer)</text:span></text:p>
          </draw:rect>
          <draw:rect draw:style-name="gr4" draw:text-style-name="P3" draw:id="id2" draw:layer="layout" svg:width="5.1cm" svg:height="2cm" svg:x="2.8cm" svg:y="19.3cm">
            <text:p text:style-name="P1"><text:span text:style-name="T2">Prosody mapping:</text:span></text:p>
            <text:list text:style-name="L1">
              <text:list-item>
                <text:p text:style-name="P1"><text:span text:style-name="T2"><text:s/></text:span><text:span text:style-name="T2">F0 statistics (PitchTrainer)</text:span></text:p>
              </text:list-item>
              <text:list-item>
                <text:p text:style-name="P1"><text:span text:style-name="T2"><text:s/></text:span><text:span text:style-name="T2">Duration (DurationTrainer)</text:span></text:p>
              </text:list-item>
              <text:list-item>
                <text:p text:style-name="P1"><text:span text:style-name="T2"><text:s/></text:span><text:span text:style-name="T2">Energy (</text:span><text:span text:style-name="T5">EnergyTrainer</text:span><text:span text:style-name="T2">)</text:span></text:p>
              </text:list-item>
            </text:list>
          </draw:rect>
          <draw:g draw:id="id11">
            <draw:g>
              <draw:rect draw:style-name="gr6" draw:text-style-name="P1" draw:layer="layout" svg:width="6.023cm" svg:height="3.426cm" svg:x="11.9cm" svg:y="11.974cm">
                <text:p/>
              </draw:rect>
              <draw:frame draw:style-name="gr7" draw:text-style-name="P7" draw:layer="layout" svg:width="3.224cm" svg:height="1.428cm" svg:x="13.695cm" svg:y="12.056cm">
                <draw:text-box>
                  <text:p text:style-name="P6"><text:span text:style-name="T6">FD-PSOLA:</text:span></text:p>
                </draw:text-box>
              </draw:frame>
              <draw:frame draw:style-name="gr8" draw:text-style-name="P8" draw:layer="layout" svg:width="5.457cm" svg:height="2.269cm" svg:x="12.443cm" svg:y="13.031cm">
                <draw:text-box>
                  <text:p text:style-name="P5"><text:span text:style-name="T2">transforms vocal tract envelope (voice quality) and/or prosody</text:span></text:p>
                  <text:p text:style-name="P5"><text:span text:style-name="T2">(signalproc.adaptation.</text:span></text:p>
                  <text:p text:style-name="P5"><text:span text:style-name="T2"><text:s text:c="5"/></text:span><text:span text:style-name="T2">FdpsolaAdapter)</text:span></text:p>
                </draw:text-box>
              </draw:frame>
            </draw:g>
          </draw:g>
          <draw:connector draw:style-name="gr2" draw:text-style-name="P3" draw:layer="layout" draw:type="curve" svg:x1="8.7cm" svg:y1="10.4cm" svg:x2="5.35cm" svg:y2="11.6cm" draw:start-shape="id6" draw:end-shape="id1" draw:end-glue-point="0" svg:d="m8700 10400c0 900-3350 300-3350 1200">
            <text:p/>
          </draw:connector>
          <draw:rect draw:style-name="gr4" draw:text-style-name="P3" draw:id="id8" draw:layer="layout" svg:width="6cm" svg:height="2.5cm" svg:x="11.9cm" svg:y="16.274cm">
            <text:p text:style-name="P1"><text:span text:style-name="T2">Smoothing:</text:span></text:p>
            <text:list text:style-name="L1">
              <text:list-item>
                <text:p text:style-name="P5"><text:span text:style-name="T2"><text:s/></text:span><text:span text:style-name="T2">Transformation filter smoothing</text:span></text:p>
                <text:p text:style-name="P5"><text:span text:style-name="T2"><text:s text:c="3"/></text:span><text:span text:style-name="T2">(signalproc.adaptation.smoothing.</text:span></text:p>
                <text:p text:style-name="P5"><text:span text:style-name="T2"><text:s text:c="8"/></text:span><text:span text:style-name="T2">TemporalSmoother)</text:span></text:p>
              </text:list-item>
            </text:list>
          </draw:rect>
          <draw:custom-shape draw:style-name="gr5" draw:text-style-name="P3" draw:id="id9" draw:layer="layout" svg:width="5.5cm" svg:height="2.4cm" svg:x="11.1cm" svg:y="21.7cm">
            <text:p text:style-name="P1"><text:span text:style-name="T1">Transformed output</text:span></text:p>
            <text:p text:style-name="P1"><text:span text:style-name="T2">(source-to-target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2" draw:text-style-name="P3" draw:layer="layout" draw:type="curve" svg:x1="14.9cm" svg:y1="18.774cm" svg:x2="13.849cm" svg:y2="21.7cm" draw:start-shape="id8" draw:start-glue-point="2" draw:end-shape="id9" draw:end-glue-point="4" svg:d="m14900 18774c0 2194-1051 732-1051 2926">
            <text:p/>
          </draw:connector>
          <draw:connector draw:style-name="gr2" draw:text-style-name="P3" draw:layer="layout" draw:type="curve" svg:x1="7.6cm" svg:y1="23.649cm" svg:x2="11.9cm" svg:y2="13.687cm" draw:start-shape="id10" draw:start-glue-point="8" draw:end-shape="id11" draw:end-glue-point="3" svg:d="m7600 23649c3226 0 1077-9962 4300-9962">
            <text:p/>
          </draw:connector>
          <draw:connector draw:style-name="gr2" draw:text-style-name="P3" draw:layer="layout" draw:type="curve" svg:x1="15.95cm" svg:y1="9.374cm" svg:x2="14.911cm" svg:y2="11.974cm" draw:start-shape="id4" draw:start-glue-point="2" draw:end-shape="id11" draw:end-glue-point="0" svg:d="m15950 9374c0 1950-1039 650-1039 2600">
            <text:p/>
          </draw:connector>
          <draw:custom-shape draw:style-name="gr9" draw:text-style-name="P3" draw:id="id10" draw:layer="layout" svg:width="4.5cm" svg:height="3.5cm" svg:x="3.1cm" svg:y="21.9cm">
            <text:p text:style-name="P1"><text:span text:style-name="T2">GMM models (GMM)</text:span></text:p>
            <text:p text:style-name="P1"><text:span text:style-name="T2">or</text:span></text:p>
            <text:p text:style-name="P1"><text:span text:style-name="T2">Codebook files </text:span></text:p>
            <text:p text:style-name="P1"><text:span text:style-name="T2">(Codebook/Frame mapping)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2" draw:text-style-name="P3" draw:layer="layout" draw:type="curve" svg:x1="2.5cm" svg:y1="17.05cm" svg:x2="3.1cm" svg:y2="23.649cm" draw:start-shape="id12" draw:start-glue-point="3" draw:end-shape="id10" draw:end-glue-point="6" svg:d="m2500 17050c-751 0-1051 6599 600 6599">
            <text:p/>
          </draw:connector>
          <draw:connector draw:style-name="gr2" draw:text-style-name="P3" draw:layer="layout" draw:type="curve" svg:x1="2.8cm" svg:y1="20.3cm" svg:x2="3.1cm" svg:y2="23.649cm" draw:start-shape="id2" draw:start-glue-point="3" draw:end-shape="id10" draw:end-glue-point="6" svg:d="m2800 20300c-751 0-901 3349 300 3349">
            <text:p/>
          </draw:connector>
          <draw:connector draw:style-name="gr10" draw:text-style-name="P1" draw:layer="layout" draw:type="curve" svg:x1="14.2cm" svg:y1="8.624cm" svg:x2="12.5cm" svg:y2="7.987cm" draw:start-shape="id4" draw:start-glue-point="3" draw:end-shape="id6" draw:end-glue-point="1" svg:d="m14200 8624c-1275 0-425-637-1700-637">
            <text:p/>
          </draw:connector>
          <draw:rect draw:style-name="gr4" draw:text-style-name="P3" draw:id="id1" draw:layer="layout" svg:width="5.7cm" svg:height="3.3cm" svg:x="2.5cm" svg:y="11.6cm">
            <text:p text:style-name="P1"><text:span text:style-name="T7">Outlier elimination</text:span></text:p>
            <text:p text:style-name="P1"><text:span text:style-name="T8">(signalproc.adaptation.outlier):</text:span></text:p>
            <text:list text:style-name="L1">
              <text:list-item>
                <text:p text:style-name="P5"><text:span text:style-name="T2"><text:s/></text:span><text:span text:style-name="T2">Gaussian </text:span></text:p>
              </text:list-item>
            </text:list>
            <text:p text:style-name="P5"><text:span text:style-name="T2"><text:s text:c="2"/></text:span><text:span text:style-name="T2">(GaussianOutlierEliminator)</text:span></text:p>
            <text:p text:style-name="P1"><text:span text:style-name="T2">or</text:span></text:p>
            <text:list text:continue-numbering="true" text:style-name="L1">
              <text:list-item>
                <text:p text:style-name="P5"><text:span text:style-name="T2"><text:s/></text:span><text:span text:style-name="T2">K-Means</text:span></text:p>
              </text:list-item>
            </text:list>
            <text:p text:style-name="P5"><text:span text:style-name="T2"><text:s text:c="2"/></text:span><text:span text:style-name="T2">(KMeansMappingEliminator)</text:span></text:p>
          </draw:rect>
          <draw:connector draw:style-name="gr2" draw:text-style-name="P3" draw:layer="layout" draw:type="curve" svg:x1="2.5cm" svg:y1="13.25cm" svg:x2="2.5cm" svg:y2="17.05cm" draw:start-shape="id1" draw:start-glue-point="3" draw:end-shape="id12" draw:end-glue-point="3" svg:d="m2500 13250c-751 0-751 3800 0 3800">
            <text:p/>
          </draw:connector>
          <draw:connector draw:style-name="gr2" draw:text-style-name="P3" draw:layer="layout" draw:type="curve" svg:x1="17.923cm" svg:y1="13.687cm" svg:x2="17.9cm" svg:y2="17.524cm" draw:start-shape="id11" draw:start-glue-point="1" draw:end-shape="id8" draw:end-glue-point="1" svg:d="m17923 13687c751 0 763 3837-23 383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 Schröder</meta:initial-creator>
    <meta:creation-date>2009-06-03T14:59:50</meta:creation-date>
    <dc:date>2009-07-27T12:12:32.97</dc:date>
    <dc:creator>o t</dc:creator>
    <meta:editing-duration>PT03H22M58S</meta:editing-duration>
    <meta:editing-cycles>14</meta:editing-cycles>
    <meta:generator>OpenOffice.org/3.1$Win32 OpenOffice.org_project/310m11$Build-9399</meta:generator>
    <meta:document-statistic meta:object-count="33"/>
  </office:meta>
</office:document-meta>
</file>